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4" style:family="paragraph" style:parent-style-name="Standard" style:list-style-name="L3">
      <style:paragraph-properties fo:margin-left="2.501cm" fo:margin-right="0cm" fo:text-align="justify" style:justify-single-word="false" fo:text-indent="-0.635cm" style:auto-text-indent="false"/>
      <style:text-properties fo:font-style="italic" style:font-style-asian="italic" style:font-style-complex="italic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kenect:</text:p>
      <text:p text:style-name="P1"/>
      <text:list xml:id="list625769491" text:style-name="L1">
        <text:list-item>
          <text:p text:style-name="P2">Fejlesztő: Brandyn White – PhD hallgató: UMD College Park</text:p>
        </text:list-item>
        <text:list-item>
          <text:p text:style-name="P2">Képes rögzíteni az RGB, mélységi és gyorsulás adatokat, valamint lehetővé teszi ezek későbbi betöltését.</text:p>
        </text:list-item>
        <text:list-item>
          <text:p text:style-name="P2">Ezen program segítségével egy tényleges hardware-ről felvehetünk mozgásinformációkat, amit egy könyvtárban eltárol.</text:p>
        </text:list-item>
        <text:list-item>
          <text:p text:style-name="P2">Interface-t nyújt a freenect számára, így a tényleges hardware megléte nélkül képes „visszajátszani” mozdulatsorokat, amelyekkel könnyebbé válik a programok tesztelése, és a különböző mozdulatsorok implementálása a szoftverünkben. A felvett mozdulatsorokat később akár meg is oszthatjuk másokkal, így ezeket ők is felhasználhatják a szoftvereikben.</text:p>
        </text:list-item>
        <text:list-item>
          <text:p text:style-name="P2">A tárolt fájlok neve az alábbi módon néz ki: Típus-Idő-Időbélyeg, ahol a típus az alábbiak egyike lehet: (a)ccel (gyorsulás), (d)epth (mélység), (r)gb (színinformáció). Az idő a pontos időt mutatja másodpercekben, lebegőpontosan ábrázolva. Az időbélyegre a mozgás idejének kiszámításához van szükség.</text:p>
        </text:list-item>
        <text:list-item>
          <text:p text:style-name="P2">Az INDEX.txt fájl tartalmazza a generált output fájlok neveit.</text:p>
        </text:list-item>
        <text:list-item>
          <text:p text:style-name="P2">Példa a használatra:</text:p>
        </text:list-item>
      </text:list>
      <text:list xml:id="list1850914102" text:style-name="L3">
        <text:list-item>
          <text:p text:style-name="P4">mkdir out</text:p>
        </text:list-item>
        <text:list-item>
          <text:p text:style-name="P4">./record out</text:p>
        </text:list-item>
        <text:list-item>
          <text:p text:style-name="P4">Ctrl+c <text:span text:style-name="T1">(a végtelen ciklusból való kilépésre, a felvétel leállítására)</text:span></text:p>
        </text:list-item>
      </text:list>
      <text:list xml:id="list714787230" text:continue-list="list625769491" text:style-name="L1">
        <text:list-item>
          <text:p text:style-name="P2"><text:span text:style-name="T1">Néhány hasznos és gyakori felvétel megtalálható az alábbi repositoryban:</text:span></text:p>
          <text:p text:style-name="P5"><text:a xlink:type="simple" xlink:href="http://dl.dropbox.com/u/15736519/legos0.tar.bz2"><text:span text:style-name="T1">http://dl.dropbox.com/u/15736519/legos0.tar.bz2</text:span></text:a><text:span text:style-name="T1"> </text:span></text:p>
        </text:list-item>
      </text:list>
      <text:p text:style-name="Text_20_body"><text:tab/><text:a xlink:type="simple" xlink:href="http://dl.dropbox.com/u/15736519/sophie0.tar.bz2">http://dl.dropbox.com/u/15736519/sophie0.tar.bz2</text:a> </text:p>
      <text:p text:style-name="Text_20_body"><text:tab/><text:a xlink:type="simple" xlink:href="http://dl.dropbox.com/u/15736519/thanksgiving0.tar.bz2">http://dl.dropbox.com/u/15736519/thanksgiving0.tar.bz2</text:a> </text:p>
      <text:list xml:id="list626921111" text:continue-numbering="true" text:style-name="L1">
        <text:list-item>
          <text:p text:style-name="P2"><text:span text:style-name="T1"/></text:p>
        </text:list-item>
      </text:list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2T22:45:47</meta:creation-date>
    <dc:date>2012-10-02T23:32:52</dc:date>
    <meta:editing-duration>PT40M6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68" meta:character-count="1256" meta:non-whitespace-character-count="1200"/>
  </office:meta>
</office:document-meta>
</file>